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AVEDRA FLORES, KHRISTIAN IV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AVEDRA FLORES, KHRISTIAN IV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85203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UESTA LLAUCE, EDGAR IVA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71123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19:15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